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6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Nacionalitat</text:p>
          </table:table-cell>
          <table:table-cell office:value-type="string">
            <text:p>Categoria hotel</text:p>
          </table:table-cell>
          <table:table-cell office:value-type="string">
            <text:p>Nombre de fills</text:p>
          </table:table-cell>
          <table:table-cell office:value-type="string">
            <text:p>%</text:p>
          </table:table-cell>
          <table:table-cell office:value-type="string">
            <text:p>% acumulat</text:p>
          </table:table-cell>
        </table:table-row>
        <table:table-row table:style-name="ro1">
          <table:table-cell office:value-type="string">
            <text:p>Brasiler</text:p>
          </table:table-cell>
          <table:table-cell office:value-type="string">
            <text:p>1 estrell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D2]" office:value-type="float" office:value="5">
            <text:p>5</text:p>
          </table:table-cell>
        </table:table-row>
        <table:table-row table:style-name="ro1">
          <table:table-cell office:value-type="string">
            <text:p>Britànic</text:p>
          </table:table-cell>
          <table:table-cell office:value-type="string">
            <text:p>2 estrelles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[.D3]+[.E2]" office:value-type="float" office:value="45">
            <text:p>45</text:p>
          </table:table-cell>
        </table:table-row>
        <table:table-row table:style-name="ro1">
          <table:table-cell office:value-type="string">
            <text:p>Belga</text:p>
          </table:table-cell>
          <table:table-cell office:value-type="string">
            <text:p>3 estrelles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D4]+[.E3]" office:value-type="float" office:value="65">
            <text:p>65</text:p>
          </table:table-cell>
        </table:table-row>
        <table:table-row table:style-name="ro1">
          <table:table-cell office:value-type="string">
            <text:p>Italià</text:p>
          </table:table-cell>
          <table:table-cell office:value-type="string">
            <text:p>4 estrelles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D5]+[.E4]" office:value-type="float" office:value="90">
            <text:p>90</text:p>
          </table:table-cell>
        </table:table-row>
        <table:table-row table:style-name="ro1">
          <table:table-cell office:value-type="string">
            <text:p>Holandés</text:p>
          </table:table-cell>
          <table:table-cell office:value-type="string">
            <text:p>5 estrelle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D6]+[.E5]" office:value-type="float" office:value="100">
            <text:p>100</text:p>
          </table:table-cell>
        </table:table-row>
        <table:table-row table:style-name="ro1">
          <table:table-cell table:number-columns-repeated="3"/>
          <table:table-cell table:formula="of:=SUM([.D2:.D6])" office:value-type="float" office:value="100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>
            <draw:frame table:end-cell-address="Sheet1.H31" table:end-x="1.124cm" table:end-y="0.067cm" draw:z-index="0" draw:style-name="gr1" svg:width="15.999cm" svg:height="8.999cm" svg:x="0.101cm" svg:y="0.1cm">
              <draw:object draw:notify-on-update-of-ranges="Sheet1.A1:Sheet1.A1 Sheet1.A2:Sheet1.A6 Sheet1.D1:Sheet1.D1 Sheet1.D2:Sheet1.D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6">06/09/2011</text:date>, <text:time>12:2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8M30S</meta:editing-duration>
    <meta:editing-cycles>3</meta:editing-cycles>
    <meta:generator>OpenOffice.org/3.3$Win32 OpenOffice.org_project/330m20$Build-9567</meta:generator>
    <dc:date>2011-09-06T12:25:18.34</dc:date>
    <meta:document-statistic meta:table-count="3" meta:cell-count="3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plot-area chart:style-name="ch2" table:cell-range-address="Sheet1.A1:Sheet1.A6 Sheet1.D1:Sheet1.D6" chart:data-source-has-labels="both" svg:x="0.32cm" svg:y="0.675cm" svg:width="15.36cm" svg:height="8.145cm">
          <chartooo:coordinate-region svg:x="3.928cm" svg:y="0.676cm" svg:width="8.144cm" svg:height="8.144cm"/>
          <chart:axis chart:dimension="x" chart:name="primary-x" chart:style-name="ch3"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6" chart:label-cell-address="Sheet1.D1:Sheet1.D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siler</text:p>
                <draw:g>
                  <svg:desc>Sheet1.A2:Sheet1.A6</svg:desc>
                </draw:g>
              </table:table-cell>
              <table:table-cell office:value-type="float" office:value="5">
                <text:p>5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Britànic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Belga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Italià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olandés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